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rame_20_contents">
      <style:text-properties officeooo:rsid="00043522" officeooo:paragraph-rsid="00043522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0.9717in" svg:y="0.4528in" svg:width="2.4374in" draw:z-index="0"><draw:text-box fo:min-height="1.6665in"><text:p text:style-name="P1">botto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 draw:textarea-vertical-align="botto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20:06:35.886636366</meta:creation-date>
    <dc:date>2017-08-24T15:20:44.356284346</dc:date>
    <meta:editing-duration>PT3M</meta:editing-duration>
    <meta:editing-cycles>4</meta:editing-cycles>
    <meta:generator>LibreOfficeDev/6.0.0.0.alpha0$Linux_X86_64 LibreOffice_project/311be7d70146e4963e4dfd1f39d6c71d45d241ca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